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2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/16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/16</text:p>
          </table:table-cell>
          <table:table-cell office:value-type="float" office:value="6" calcext:value-type="float">
            <text:p>6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3" office:value-type="float" office:value="56" calcext:value-type="float">
            <text:p>5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/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/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/2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/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/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2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3" office:value-type="string" calcext:value-type="string">
            <text:p>0011100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6" calcext:value-type="float">
            <text:p>46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*16" office:value-type="float" office:value="64" calcext:value-type="float">
            <text:p>64</text:p>
          </table:table-cell>
          <table:table-cell table:number-columns-repeated="16381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 table:number-columns-repeated="3"/>
          <table:table-cell table:style-name="ce3" table:formula="of:=64+6" office:value-type="float" office:value="70" calcext:value-type="float">
            <text:p>70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00110110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2^0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^1</text:p>
          </table:table-cell>
          <table:table-cell table:formula="of:=1*2"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^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^3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^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^5</text:p>
          </table:table-cell>
          <table:table-cell office:value-type="float" office:value="32" calcext:value-type="float">
            <text:p>32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3" table:formula="of:=SUM([.D20:.D25])" office:value-type="float" office:value="54" calcext:value-type="float">
            <text:p>5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*8¹</text:p>
          </table:table-cell>
          <table:table-cell office:value-type="float" office:value="40" calcext:value-type="float">
            <text:p>4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8⁰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3" office:value-type="float" office:value="44" calcext:value-type="float">
            <text:p>4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/16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/16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16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3" office:value-type="string" calcext:value-type="string">
            <text:p>21F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7</text:p>
          </table:table-cell>
          <table:table-cell table:style-name="Default" table:number-columns-repeated="2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11*16^1</text:p>
          </table:table-cell>
          <table:table-cell office:value-type="float" office:value="176" calcext:value-type="float">
            <text:p>17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*16^0</text:p>
          </table:table-cell>
          <table:table-cell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3" office:value-type="float" office:value="183" calcext:value-type="float">
            <text:p>18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11101" calcext:value-type="float">
            <text:p>1001110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^0</text:p>
          </table:table-cell>
          <table:table-cell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^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^2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^3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^4</text:p>
          </table:table-cell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^5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^6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^7</text:p>
          </table:table-cell>
          <table:table-cell office:value-type="float" office:value="128" calcext:value-type="float">
            <text:p>128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3" table:formula="of:=SUM([.D44:.D51])" office:value-type="float" office:value="157" calcext:value-type="float">
            <text:p>15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/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/8</text:p>
          </table:table-cell>
          <table:table-cell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8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3" office:value-type="float" office:value="202" calcext:value-type="float">
            <text:p>202</text:p>
          </table:table-cell>
          <table:table-cell table:number-columns-repeated="16380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01:25:15.771177369</meta:creation-date>
    <dc:date>2024-05-03T02:26:24.688626992</dc:date>
    <meta:editing-duration>PT6M33S</meta:editing-duration>
    <meta:editing-cycles>1</meta:editing-cycles>
    <meta:document-statistic meta:table-count="2" meta:cell-count="377" meta:object-count="0"/>
    <meta:generator>LibreOffice/24.2.2.1$Linux_X86_64 LibreOffice_project/420$Build-1</meta:generator>
  </office:meta>
</office:document-meta>
</file>